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ula1" style:family="table">
      <style:table-properties style:width="27.709cm" fo:margin-left="0cm" table:align="left"/>
    </style:style>
    <style:style style:name="Taula1.A" style:family="table-column">
      <style:table-column-properties style:column-width="3.2cm"/>
    </style:style>
    <style:style style:name="Taula1.B" style:family="table-column">
      <style:table-column-properties style:column-width="9.091cm"/>
    </style:style>
    <style:style style:name="Taula1.C" style:family="table-column">
      <style:table-column-properties style:column-width="7.915cm"/>
    </style:style>
    <style:style style:name="Taula1.D" style:family="table-column">
      <style:table-column-properties style:column-width="7.504cm"/>
    </style:style>
    <style:style style:name="Taula1.1" style:family="table-row">
      <style:table-row-properties style:min-row-height="1.002cm"/>
    </style:style>
    <style:style style:name="Taula1.A1" style:family="table-cell">
      <style:table-cell-properties style:vertical-align="middle" fo:background-color="#81aca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1.C1" style:family="table-cell">
      <style:table-cell-properties style:vertical-align="middle" fo:background-color="#81aca6" fo:padding="0.097cm" fo:border="0.5pt solid #000000" style:writing-mode="page">
        <style:background-image/>
      </style:table-cell-properties>
    </style:style>
    <style:style style:name="Taula1.C2" style:family="table-cell">
      <style:table-cell-properties style:vertical-align="middle" fo:background-color="#81aca6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ula1.D2" style:family="table-cell">
      <style:table-cell-properties style:vertical-align="middle" fo:background-color="#81aca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D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ula1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C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D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ula1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C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D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ula1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C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ula1.D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rsid="001fd840" officeooo:paragraph-rsid="001fd840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8pt" fo:font-weight="bold" officeooo:rsid="00132fca" officeooo:paragraph-rsid="00132fca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8pt" fo:font-weight="bold" officeooo:rsid="00146626" officeooo:paragraph-rsid="00146626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Ubuntu" fo:font-size="8pt" fo:font-weight="bold" officeooo:rsid="00148db0" officeooo:paragraph-rsid="00148db0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Ubuntu" fo:font-size="8pt" fo:font-weight="bold" officeooo:rsid="00148db0" officeooo:paragraph-rsid="001876fe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" fo:font-size="8pt" fo:font-weight="bold" officeooo:rsid="00148db0" officeooo:paragraph-rsid="001c2e4e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Ubuntu" fo:font-size="8pt" fo:font-weight="bold" officeooo:rsid="001c2e4e" officeooo:paragraph-rsid="001876fe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" fo:font-size="8pt" officeooo:rsid="00146626" officeooo:paragraph-rsid="00146626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8pt" officeooo:rsid="00146626" officeooo:paragraph-rsid="00148db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8pt" officeooo:rsid="00146626" officeooo:paragraph-rsid="00174eea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8pt" officeooo:rsid="00148db0" officeooo:paragraph-rsid="00148db0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8pt" officeooo:rsid="00148db0" officeooo:paragraph-rsid="001876fe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8pt" officeooo:rsid="00148db0" officeooo:paragraph-rsid="001b6600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Ubuntu" fo:font-size="8pt" officeooo:rsid="001630ec" officeooo:paragraph-rsid="001a4e30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Ubuntu" fo:font-size="8pt" officeooo:rsid="001630ec" officeooo:paragraph-rsid="001b6600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8pt" officeooo:rsid="0016e703" officeooo:paragraph-rsid="0016e703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officeooo:rsid="001b6600" officeooo:paragraph-rsid="001b6600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48db0" officeooo:paragraph-rsid="00148db0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48db0" officeooo:paragraph-rsid="001a4e30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630ec" officeooo:paragraph-rsid="001630ec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6e703" officeooo:paragraph-rsid="0016e703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Ubuntu" officeooo:rsid="00146626" officeooo:paragraph-rsid="00146626"/>
    </style:style>
    <style:style style:name="P23" style:family="paragraph" style:parent-style-name="Standard">
      <style:text-properties style:font-name="Ubuntu" officeooo:rsid="00146626" officeooo:paragraph-rsid="0022799d"/>
    </style:style>
    <style:style style:name="P24" style:family="paragraph" style:parent-style-name="Table_20_Contents">
      <style:paragraph-properties fo:text-align="center" style:justify-single-word="false"/>
      <style:text-properties style:font-name="Ubuntu" fo:font-size="8pt" fo:font-weight="bold" officeooo:rsid="00132fca" officeooo:paragraph-rsid="00132fca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fo:font-weight="bold" officeooo:rsid="00148db0" officeooo:paragraph-rsid="00148db0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8pt" fo:font-weight="bold" officeooo:rsid="00146626" officeooo:paragraph-rsid="00146626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48db0" officeooo:paragraph-rsid="00148db0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fo:font-weight="normal" officeooo:rsid="001630ec" officeooo:paragraph-rsid="001630ec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146626" officeooo:paragraph-rsid="00174eea" style:font-size-asian="8pt" style:font-size-complex="8pt"/>
    </style:style>
    <style:style style:name="T1" style:family="text">
      <style:text-properties style:font-name="Ubuntu" fo:font-size="8pt" fo:font-style="italic" style:font-size-asian="8pt" style:font-style-asian="italic" style:font-size-complex="8pt" style:font-style-complex="italic"/>
    </style:style>
    <style:style style:name="T2" style:family="text">
      <style:text-properties style:font-name="Ubuntu" fo:font-size="8pt" fo:font-style="italic" officeooo:rsid="00209974" style:font-size-asian="8pt" style:font-style-asian="italic" style:font-size-complex="8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8db0" style:font-weight-asian="bold" style:font-weight-complex="bold"/>
    </style:style>
    <style:style style:name="T5" style:family="text">
      <style:text-properties fo:font-weight="bold" officeooo:rsid="001630ec" style:font-weight-asian="bold" style:font-weight-complex="bold"/>
    </style:style>
    <style:style style:name="T6" style:family="text">
      <style:text-properties fo:font-weight="bold" officeooo:rsid="00174eea" style:font-weight-asian="bold" style:font-weight-complex="bold"/>
    </style:style>
    <style:style style:name="T7" style:family="text">
      <style:text-properties fo:font-weight="bold" officeooo:rsid="001876fe" style:font-weight-asian="bold" style:font-weight-complex="bold"/>
    </style:style>
    <style:style style:name="T8" style:family="text">
      <style:text-properties fo:font-weight="bold" officeooo:rsid="001a4e30" style:font-weight-asian="bold" style:font-weight-complex="bold"/>
    </style:style>
    <style:style style:name="T9" style:family="text">
      <style:text-properties fo:font-weight="bold" officeooo:rsid="001c2e4e" style:font-weight-asian="bold" style:font-weight-complex="bold"/>
    </style:style>
    <style:style style:name="T10" style:family="text">
      <style:text-properties fo:font-weight="bold" officeooo:rsid="001ece74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48db0" style:font-weight-asian="normal" style:font-weight-complex="normal"/>
    </style:style>
    <style:style style:name="T13" style:family="text">
      <style:text-properties fo:font-weight="normal" officeooo:rsid="001630ec" style:font-weight-asian="normal" style:font-weight-complex="normal"/>
    </style:style>
    <style:style style:name="T14" style:family="text">
      <style:text-properties fo:font-weight="normal" officeooo:rsid="00174eea" style:font-weight-asian="normal" style:font-weight-complex="normal"/>
    </style:style>
    <style:style style:name="T15" style:family="text">
      <style:text-properties fo:font-weight="normal" officeooo:rsid="001876fe" style:font-weight-asian="normal" style:font-weight-complex="normal"/>
    </style:style>
    <style:style style:name="T16" style:family="text">
      <style:text-properties fo:font-weight="normal" officeooo:rsid="001a4e30" style:font-weight-asian="normal" style:font-weight-complex="normal"/>
    </style:style>
    <style:style style:name="T17" style:family="text">
      <style:text-properties fo:font-weight="normal" officeooo:rsid="001c2e4e" style:font-weight-asian="normal" style:font-weight-complex="normal"/>
    </style:style>
    <style:style style:name="T18" style:family="text">
      <style:text-properties officeooo:rsid="00148db0"/>
    </style:style>
    <style:style style:name="T19" style:family="text">
      <style:text-properties officeooo:rsid="001630ec"/>
    </style:style>
    <style:style style:name="T20" style:family="text">
      <style:text-properties officeooo:rsid="0016e703"/>
    </style:style>
    <style:style style:name="T21" style:family="text">
      <style:text-properties officeooo:rsid="001876fe"/>
    </style:style>
    <style:style style:name="T22" style:family="text">
      <style:text-properties officeooo:rsid="001c2e4e"/>
    </style:style>
    <style:style style:name="T23" style:family="text">
      <style:text-properties officeooo:rsid="0022799d"/>
    </style:style>
    <style:style style:name="T24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3">Tenemos un array: <text:span text:style-name="T3">lista</text:span></text:p>
      <text:p text:style-name="P23">y una variable con la ocupación: <text:span text:style-name="T3">ocupacion </text:span>(empieza en cero y se va incrementando)</text:p>
      <text:p text:style-name="P23">y otra variable <text:span text:style-name="T3">MAX_DISPONIBLE</text:span>: con el total máximo admitido.</text:p>
      <text:p text:style-name="P23"/>
      <text:p text:style-name="P23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rows-spanned="2" office:value-type="string">
            <text:p text:style-name="P2"><text:span text:style-name="T23">M</text:span>étodos</text:p>
          </table:table-cell>
          <table:table-cell table:style-name="Taula1.A1" table:number-rows-spanned="2" office:value-type="string">
            <text:p text:style-name="P3">Con huecos ⭕</text:p>
          </table:table-cell>
          <table:table-cell table:style-name="Taula1.C1" table:number-columns-spanned="2" office:value-type="string">
            <text:p text:style-name="P3">Sin huecos 🔴</text:p>
          </table:table-cell>
          <table:covered-table-cell/>
        </table:table-row>
        <table:table-row table:style-name="Taula1.1">
          <table:covered-table-cell table:style-name="Taula1.A1"/>
          <table:covered-table-cell table:style-name="Taula1.A1"/>
          <table:table-cell table:style-name="Taula1.C2" office:value-type="string">
            <text:p text:style-name="P3">No ordenado 🔄</text:p>
          </table:table-cell>
          <table:table-cell table:style-name="Taula1.D2" office:value-type="string">
            <text:p text:style-name="P3">Ordenado ⬇️</text:p>
          </table:table-cell>
        </table:table-row>
        <table:table-row>
          <table:table-cell table:style-name="Taula1.A3" office:value-type="string">
            <text:p text:style-name="P2"><text:span text:style-name="T24">C</text:span> <text:s text:c="7"/>añadir (create)</text:p>
            <text:p text:style-name="P2"/>
            <text:p text:style-name="P2">➕</text:p>
          </table:table-cell>
          <table:table-cell table:style-name="Taula1.B3" office:value-type="string">
            <text:p text:style-name="P8"><text:bookmark-start text:name="__DdeLink__22_1511437884"/>Si (<text:span text:style-name="T3">ocupacion</text:span>&lt;<text:span text:style-name="T3">MAX_DISPONIBLE</text:span>)<text:bookmark-end text:name="__DdeLink__22_1511437884"/></text:p>
            <text:p text:style-name="P8"><text:s text:c="3"/>recorro toda la <text:span text:style-name="T3">lista</text:span></text:p>
            <text:p text:style-name="P8"><text:span text:style-name="T3"><text:s text:c="6"/></text:span><text:span text:style-name="T11"><text:s/>si encuentro un hueco (null) → </text:span><text:span text:style-name="T3">inserto</text:span><text:span text:style-name="T11"> el elemento </text:span><text:span text:style-name="T12">y </text:span><text:span text:style-name="T4">ocupacion++</text:span></text:p>
            <text:p text:style-name="P20"/>
            <text:p text:style-name="P20"><text:span text:style-name="T18">e</text:span>ficiente 🌟🌟🌟 | facilImplentar 🌟🌟 ⭐</text:p>
          </table:table-cell>
          <table:table-cell table:style-name="Taula1.C3" office:value-type="string">
            <text:p text:style-name="P9">Si (<text:span text:style-name="T3">ocupacion</text:span>&lt;<text:span text:style-name="T3">MAX_DISPONIBLE</text:span>)</text:p>
            <text:p text:style-name="P9"><text:s text:c="4"/><text:span text:style-name="T4">inserto</text:span><text:span text:style-name="T18"> el elemento en </text:span><text:span text:style-name="T4">lista[ocupacion+</text:span><text:span text:style-name="T10">+</text:span><text:span text:style-name="T4">]</text:span><text:span text:style-name="T12"> </text:span></text:p>
            <text:p text:style-name="P4"/>
            <text:p text:style-name="P4"/>
            <text:p text:style-name="P20">eficiente🌟⭐⭐| facilImplentar🌟⭐⭐</text:p>
          </table:table-cell>
          <table:table-cell table:style-name="Taula1.D3" office:value-type="string">
            <text:p text:style-name="P9">Si (<text:span text:style-name="T3">ocupacion</text:span>&lt;<text:span text:style-name="T3">MAX_DISPONIBLE</text:span>)</text:p>
            <text:p text:style-name="P9"><text:s text:c="4"/><text:span text:style-name="T4">inserto</text:span><text:span text:style-name="T5">Ordenado</text:span><text:span text:style-name="T18"> el elemento en </text:span><text:span text:style-name="T5">lista</text:span><text:span text:style-name="T18"> </text:span><text:span text:style-name="T12"><text:s/>y </text:span><text:span text:style-name="T4">ocupacion++</text:span></text:p>
            <text:p text:style-name="P4"/>
            <text:p text:style-name="P4"/>
            <text:p text:style-name="P20"><text:span text:style-name="T18">e</text:span>ficiente🌟🌟⭐ | facilImplentar🌟🌟🌟</text:p>
          </table:table-cell>
        </table:table-row>
        <table:table-row>
          <table:table-cell table:style-name="Taula1.A3" office:value-type="string">
            <text:p text:style-name="P2"><text:span text:style-name="T24">R</text:span> <text:s text:c="9"/>buscar (read)</text:p>
            <text:p text:style-name="P2"/>
            <text:p text:style-name="P2">🔎</text:p>
          </table:table-cell>
          <table:table-cell table:style-name="Taula1.B3" office:value-type="string">
            <text:p text:style-name="P17">Si (ocupacion&gt;0)</text:p>
            <text:p text:style-name="P11"><text:s text:c="4"/>Recorro toda la <text:span text:style-name="T3">lista</text:span></text:p>
            <text:p text:style-name="P11"><text:span text:style-name="T3"><text:s text:c="7"/></text:span><text:span text:style-name="T11">si encuentro el elemento (equals) → lo </text:span><text:span text:style-name="T3">devuelvo</text:span></text:p>
            <text:p text:style-name="P18"><text:s text:c="4"/>devuelvo una excepción de NoEncontrado</text:p>
            <text:p text:style-name="P18"/>
            <text:p text:style-name="P21">eficiente🌟🌟🌟 | facilImplementar🌟⭐⭐</text:p>
          </table:table-cell>
          <table:table-cell table:style-name="Taula1.C3" office:value-type="string">
            <text:p text:style-name="P17">Si (ocupacion&gt;0)</text:p>
            <text:p text:style-name="P11"><text:s text:c="3"/>Recorro la <text:span text:style-name="T3">lista</text:span> hasta <text:span text:style-name="T3">ocupacion -</text:span><text:span text:style-name="T9">1</text:span></text:p>
            <text:p text:style-name="P11"><text:span text:style-name="T3"><text:s text:c="7"/></text:span><text:span text:style-name="T11">si encuentro el elemento (equals) → lo </text:span><text:span text:style-name="T3">devuelvo</text:span></text:p>
            <text:p text:style-name="P18"><text:s text:c="4"/>devuelvo una excepcion de NoEncontrado</text:p>
            <text:p text:style-name="P18"/>
            <text:p text:style-name="P21">eficente🌟🌟⭐ | facilImplementar🌟⭐⭐</text:p>
          </table:table-cell>
          <table:table-cell table:style-name="Taula1.D3" office:value-type="string">
            <text:p text:style-name="P17">Si (ocupacion&gt;0)</text:p>
            <text:p text:style-name="P15"><text:span text:style-name="T18"><text:s text:c="4"/></text:span>Usar un metodo de <text:span text:style-name="T3">buscarOrdenado</text:span><text:span text:style-name="T11"> y </text:span><text:span text:style-name="T3">devolver</text:span><text:span text:style-name="T11"> el elemento o la Excepcion si no existe</text:span></text:p>
            <text:p text:style-name="P20"/>
            <text:p text:style-name="P20"/>
            <text:p text:style-name="P16"><text:span text:style-name="T11">eficiente🌟⭐⭐ | </text:span><text:span text:style-name="T13">facilImplentar🌟🌟🌟</text:span></text:p>
          </table:table-cell>
        </table:table-row>
        <table:table-row>
          <table:table-cell table:style-name="Taula1.A3" office:value-type="string">
            <text:p text:style-name="P2"><text:span text:style-name="T24">U</text:span> <text:s/>modificar (update)</text:p>
            <text:p text:style-name="P2"/>
            <text:p text:style-name="P2">✏️</text:p>
          </table:table-cell>
          <table:table-cell table:style-name="Taula1.B3" office:value-type="string">
            <text:p text:style-name="P17">Si (ocupacion&gt;0)</text:p>
            <text:p text:style-name="P13"><text:s text:c="3"/>Recorro toda la <text:span text:style-name="T3">lista</text:span></text:p>
            <text:p text:style-name="P11"><text:span text:style-name="T3"><text:s text:c="6"/></text:span><text:span text:style-name="T11">si encuentro el elemento (equals) → lo </text:span><text:span text:style-name="T3">modifico</text:span></text:p>
            <text:p text:style-name="P18"><text:s text:c="3"/>devuelvo una excepción de NoEncontrado</text:p>
            <text:p text:style-name="P18"/>
            <text:p text:style-name="P16"><text:span text:style-name="T11">eficiente🌟🌟🌟 | </text:span><text:span text:style-name="T13">facilImplentar🌟⭐⭐</text:span></text:p>
          </table:table-cell>
          <table:table-cell table:style-name="Taula1.C3" office:value-type="string">
            <text:p text:style-name="P17">Si (ocupacion&gt;0)</text:p>
            <text:p text:style-name="P13"><text:s text:c="4"/>Recorro la <text:span text:style-name="T3">lista</text:span> hasta <text:span text:style-name="T3">ocupacion -</text:span><text:span text:style-name="T9">1</text:span></text:p>
            <text:p text:style-name="P11"><text:span text:style-name="T3"><text:s text:c="8"/></text:span><text:span text:style-name="T11">si encuentro el elemento (equals) → lo </text:span><text:span text:style-name="T3">modifico</text:span></text:p>
            <text:p text:style-name="P18"><text:s text:c="4"/>devuelvo una excepcion de NoEncontrado</text:p>
            <text:p text:style-name="P18"/>
            <text:p text:style-name="P21">eficente🌟🌟⭐ | <text:span text:style-name="T19">facilImplentar🌟⭐⭐</text:span></text:p>
          </table:table-cell>
          <table:table-cell table:style-name="Taula1.D3" office:value-type="string">
            <text:p text:style-name="P17">Si (ocupacion&gt;0)</text:p>
            <text:p text:style-name="P15"><text:span text:style-name="T18"><text:s text:c="4"/></text:span>Usar un metodo de <text:span text:style-name="T3">buscarOrdenado</text:span><text:span text:style-name="T11"> y </text:span><text:span text:style-name="T3">modificarlo</text:span><text:span text:style-name="T11"> el elemento o la Excepcion si no existe</text:span></text:p>
            <text:p text:style-name="P20"/>
            <text:p text:style-name="P20"/>
            <text:p text:style-name="P16"><text:span text:style-name="T11">eficiente🌟⭐⭐ | </text:span><text:span text:style-name="T13">facilImplentar🌟🌟🌟</text:span></text:p>
          </table:table-cell>
        </table:table-row>
        <table:table-row>
          <table:table-cell table:style-name="Taula1.A6" office:value-type="string">
            <text:p text:style-name="P2"><text:span text:style-name="T24">D</text:span> <text:s text:c="9"/>borrar (delete)</text:p>
            <text:p text:style-name="P2"/>
            <text:p text:style-name="P2">✖️</text:p>
          </table:table-cell>
          <table:table-cell table:style-name="Taula1.B3" office:value-type="string">
            <text:p text:style-name="P17">Si (ocupacion&gt;0)</text:p>
            <text:p text:style-name="P11"><text:s text:c="4"/>Recorro toda la <text:span text:style-name="T3">lista</text:span></text:p>
            <text:p text:style-name="P11"><text:span text:style-name="T3"><text:s text:c="7"/></text:span><text:span text:style-name="T11">si encuentro el elemento (equals) → lo </text:span><text:span text:style-name="T3">borro </text:span><text:span text:style-name="T11">y </text:span><text:span text:style-name="T3">ocupacion--</text:span></text:p>
            <text:p text:style-name="P18"><text:s text:c="4"/>devuelvo una excepción de NoEncontrado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6"><text:span text:style-name="T11">eficiente🌟🌟🌟 | </text:span><text:span text:style-name="T13">facilImplentar🌟⭐⭐</text:span></text:p>
          </table:table-cell>
          <table:table-cell table:style-name="Taula1.C3" office:value-type="string">
            <text:p text:style-name="P17">Si (ocupacion&gt;0)</text:p>
            <text:p text:style-name="P13"><text:s text:c="4"/>Recorro la <text:span text:style-name="T3">lista</text:span> hasta <text:span text:style-name="T3">ocupacion -</text:span><text:span text:style-name="T9">1</text:span></text:p>
            <text:p text:style-name="P12"><text:span text:style-name="T3"><text:s text:c="8"/></text:span><text:span text:style-name="T11">si encuentro el elemento (equals) </text:span></text:p>
            <text:p text:style-name="P12"><text:span text:style-name="T11"><text:s text:c="13"/>lo </text:span><text:span text:style-name="T3">borro</text:span></text:p>
            <text:p text:style-name="P5"><text:s text:c="13"/>ocupacion--</text:p>
            <text:p text:style-name="P6"><text:s text:c="13"/>//<text:span text:style-name="T21">desplazo </text:span><text:span text:style-name="T15">el resto de la lista hacia la izquierda</text:span></text:p>
            <text:p text:style-name="P6"><text:span text:style-name="T22"><text:s text:c="7"/>recorro (i) </text:span><text:span text:style-name="T17">des la </text:span><text:span text:style-name="T22">posicion actual </text:span><text:span text:style-name="T17">hasta </text:span><text:span text:style-name="T22">ocupacion -1</text:span></text:p>
            <text:p text:style-name="P7"><text:s text:c="12"/>lista[i] = lista[i+1]</text:p>
            <text:p text:style-name="P18"><text:bookmark-start text:name="__DdeLink__405_174508216"/>devuelvo una excepcion de NoEncontrado<text:bookmark-end text:name="__DdeLink__405_174508216"/></text:p>
            <text:p text:style-name="P18"/>
            <text:p text:style-name="P21">eficente🌟🌟⭐ | <text:span text:style-name="T19">facilImplentar🌟🌟⭐</text:span></text:p>
          </table:table-cell>
          <table:table-cell table:style-name="Taula1.D3" office:value-type="string">
            <text:p text:style-name="P17">Si (ocupacion&gt;0)</text:p>
            <text:p text:style-name="P14"><text:s text:c="4"/>Usar un metodo de <text:span text:style-name="T3">buscarOrdenado</text:span></text:p>
            <text:p text:style-name="P14"><text:span text:style-name="T3"><text:s text:c="7"/></text:span><text:span text:style-name="T8">si encuentro el elemento</text:span></text:p>
            <text:p text:style-name="P14"><text:span text:style-name="T8"><text:s text:c="4"/></text:span><text:span text:style-name="T16"><text:s text:c="7"/>lo </text:span><text:span text:style-name="T3">borro</text:span><text:span text:style-name="T11"> </text:span></text:p>
            <text:p text:style-name="P14"><text:span text:style-name="T11"><text:s text:c="11"/></text:span><text:span text:style-name="T3">ocupacion--</text:span></text:p>
            <text:p text:style-name="P14"><text:span text:style-name="T3"><text:s text:c="11"/></text:span><text:span text:style-name="T7">desplazo </text:span><text:span text:style-name="T15">el resto de la lista hacia la izquierda</text:span></text:p>
            <text:p text:style-name="P19"><text:s text:c="4"/>devuelvo una excepcion de NoEncontrado</text:p>
            <text:p text:style-name="P20"/>
            <text:p text:style-name="P20"/>
            <text:p text:style-name="P20"/>
            <text:p text:style-name="P16"><text:span text:style-name="T11">eficiente🌟⭐⭐ | </text:span><text:span text:style-name="T13">facilImplentar🌟🌟🌟</text:span></text:p>
          </table:table-cell>
        </table:table-row>
      </table:table>
      <text:p text:style-name="Standard"/>
      <text:p text:style-name="P22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fd840" officeooo:paragraph-rsid="001fd840"/>
    </style:style>
    <style:style style:name="MT1" style:family="text">
      <style:text-properties style:font-name="Ubuntu" fo:font-size="8pt" fo:font-style="italic" style:font-size-asian="8pt" style:font-style-asian="italic" style:font-size-complex="8pt" style:font-style-complex="italic"/>
    </style:style>
    <style:style style:name="MT2" style:family="text">
      <style:text-properties style:font-name="Ubuntu" fo:font-size="8pt" fo:font-style="italic" officeooo:rsid="00209974" style:font-size-asian="8pt" style:font-style-asian="italic" style:font-size-complex="8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://www.martinezpenya.es/" text:style-name="Internet_20_link" text:visited-style-name="Visited_20_Internet_20_Link"><text:span text:style-name="MT1">www.martinezpenya.es</text:span></text:a><text:span text:style-name="MT1"><text:tab/><text:tab/></text:span><text:a xlink:type="simple" xlink:href="https://github.com/martinezpenya/PRG-CFGS-2223" text:style-name="Internet_20_link" text:visited-style-name="Visited_20_Internet_20_Link"><text:span text:style-name="MT1">https://github.com/martinezpenya/PRG-CFGS-2</text:span><text:span text:style-name="MT2">4</text:span><text:span text:style-name="MT1">2</text:span><text:span text:style-name="MT2">5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08:06:46.859170347</meta:creation-date>
    <dc:date>2025-01-15T16:37:50.586114544</dc:date>
    <meta:editing-duration>PT1H29M14S</meta:editing-duration>
    <meta:editing-cycles>10</meta:editing-cycles>
    <meta:generator>LibreOffice/24.2.7.2$Linux_X86_64 LibreOffice_project/420$Build-2</meta:generator>
    <meta:document-statistic meta:table-count="1" meta:image-count="0" meta:object-count="0" meta:page-count="1" meta:paragraph-count="76" meta:word-count="333" meta:character-count="2549" meta:non-whitespace-character-count="2045"/>
  </office:meta>
</office:document-meta>
</file>